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0.1835in"/>
    </style:style>
    <style:style style:name="co3" style:family="table-column">
      <style:table-column-properties fo:break-before="auto" style:column-width="0.288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>
          <table:table-cell/>
          <table:table-cell table:number-columns-repeated="8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00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02T23:51:07.22</meta:creation-date>
    <dc:date>2015-07-03T00:03:45.76</dc:date>
    <meta:editing-duration>PT00H12M39S</meta:editing-duration>
    <meta:editing-cycles>4</meta:editing-cycles>
    <meta:generator>OpenOffice.org/3.2$Win32 OpenOffice.org_project/320m12$Build-9483</meta:generator>
    <meta:document-statistic meta:table-count="3" meta:cell-count="288" meta:object-count="0"/>
  </office:meta>
</office:document-meta>
</file>